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44F00000081F55A5240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08cm" style:use-optimal-column-width="false"/>
    </style:style>
    <style:style style:name="co2" style:family="table-column">
      <style:table-column-properties style:column-width="1.714cm" style:use-optimal-column-width="false"/>
    </style:style>
    <style:style style:name="co3" style:family="table-column">
      <style:table-column-properties style:column-width="1.091cm" style:use-optimal-column-width="false"/>
    </style:style>
    <style:style style:name="co4" style:family="table-column">
      <style:table-column-properties style:column-width="1.667cm" style:use-optimal-column-width="false"/>
    </style:style>
    <style:style style:name="co5" style:family="table-column">
      <style:table-column-properties style:column-width="1.998cm" style:use-optimal-column-width="false"/>
    </style:style>
    <style:style style:name="co6" style:family="table-column">
      <style:table-column-properties style:column-width="7.905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2.274cm"/>
    </style:style>
    <style:style style:name="ro3" style:family="table-row">
      <style:table-row-properties style:row-height="2.146cm"/>
    </style:style>
    <style:style style:name="ro4" style:family="table-row">
      <style:table-row-properties style:row-height="2.916cm"/>
    </style:style>
    <style:style style:name="ce1" style:family="table-cell">
      <style:graphic-properties style:repeat="repeat"/>
      <style:paragraph-properties fo:margin-top="0cm" fo:margin-bottom="0cm" fo:line-height="100%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margin-top="0cm" fo:margin-bottom="0cm"/>
    </style:style>
    <style:style style:name="ce3" style:family="table-cell">
      <style:graphic-properties style:repeat="repeat"/>
      <style:paragraph-properties fo:margin-left="0cm" fo:margin-right="0cm" fo:margin-top="0.025cm" fo:margin-bottom="0cm" fo:text-align="start" fo:text-indent="0cm"/>
      <style:text-properties fo:font-size="10pt" style:font-size-asian="10pt" style:font-size-complex="10pt"/>
    </style:style>
    <style:style style:name="ce4" style:family="table-cell">
      <style:graphic-properties draw:fill="solid" draw:fill-color="#e6e6ff" style:repeat="repeat"/>
      <style:paragraph-properties fo:margin-top="0cm" fo:margin-bottom="0cm" fo:text-align="center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margin-top="0cm" fo:margin-bottom="0cm"/>
      <style:text-properties fo:font-size="10pt" style:font-size-asian="10pt" style:font-size-complex="10pt"/>
    </style:style>
    <style:style style:name="ce6" style:family="table-cell">
      <style:graphic-properties draw:fill="solid" draw:fill-color="#cfe7f5" style:repeat="repeat"/>
      <style:paragraph-properties fo:margin-top="0cm" fo:margin-bottom="0cm" fo:text-align="center"/>
    </style:style>
    <style:style style:name="ce7" style:family="table-cell">
      <style:graphic-properties draw:fill="solid" draw:fill-color="#cfe7f5" style:repeat="repeat"/>
      <style:paragraph-properties fo:margin-top="0cm" fo:margin-bottom="0cm"/>
      <style:text-properties fo:font-size="10pt" style:font-size-asian="10pt" style:font-size-complex="10pt"/>
    </style:style>
    <style:style style:name="ce8" style:family="table-cell">
      <style:graphic-properties draw:fill="solid" draw:fill-color="#cfe7f5" style:repeat="repeat"/>
      <style:paragraph-properties fo:margin-left="0cm" fo:margin-right="0cm" fo:margin-top="0.025cm" fo:margin-bottom="0cm" fo:text-align="start" fo:text-indent="0cm"/>
      <style:text-properties fo:font-size="10pt" style:font-size-asian="10pt" style:font-size-complex="10pt"/>
    </style:style>
    <style:style style:name="ce9" style:family="table-cell">
      <style:graphic-properties draw:fill="solid" draw:fill-color="#cfe7f5" style:repeat="repeat"/>
      <style:text-properties fo:font-size="10pt" style:font-size-asian="10pt" style:font-size-complex="10pt"/>
    </style:style>
    <style:style style:name="ce10" style:family="table-cell">
      <style:graphic-properties draw:fill="solid" draw:fill-color="#e6e6ff" style:repeat="repeat"/>
      <style:paragraph-properties fo:margin-top="0cm" fo:margin-bottom="0cm" fo:text-align="center"/>
    </style:style>
    <style:style style:name="ce11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margin-top="0cm" fo:margin-bottom="0cm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cm" fo:text-align="center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April. 25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23 open defects excluding 12 HVM bugs.</text:span></text:p>
              </text:list-item>
              <text:list-item>
                <text:p><text:span text:style-name="T5">7 defects new opened in the last two weeks. <text:s/>We solved 18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2.969cm" svg:x="0cm" svg:y="5.764cm">
          <draw:image xlink:href="Pictures/100002010000044F00000081F55A5240.png" xlink:type="simple" xlink:show="embed" xlink:actuate="onLoad">
            <text:p/>
          </draw:image>
        </draw:frame>
        <draw:frame draw:style-name="gr5" draw:text-style-name="P4" draw:layer="layout" svg:width="12.674cm" svg:height="8.042cm" svg:x="0.1cm" svg:y="9.5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674cm" svg:height="8.678cm" svg:x="12.626cm" svg:y="9.3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8.754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9"><text:span text:style-name="T5">No</text:span></text:p>
              </table:table-cell>
              <table:table-cell/>
              <table:table-cell/>
              <table:table-cell/>
              <table:table-cell>
                <text:p text:style-name="P10"><text:span text:style-name="T5"><text:a xlink:href="https://bugzilla.linux.ibm.com/buglist.cgi?bug_status=OPEN&amp;bug_status=ASSIGNED&amp;bug_status=REOPENED&amp;bug_status=NEEDINFO&amp;classification=Frobisher%20Project&amp;columnlist=priority%2Cbug_severity%2Ccomponent%2Cshort_desc%2Cbug_status&amp;component=BaseOS&amp;component=build&amp;component=Documentation&amp;component=GPFS&amp;component=HPM&amp;component=Installer&amp;component=kernel&amp;component=KVM&amp;component=libvirt&amp;component=libvirt-cim&amp;component=network&amp;component=OpenStack&amp;component=ovirt-node&amp;component=QEMU&amp;component=RAS&amp;component=Unknown&amp;email1=ELELUECK%40de.ibm.com&amp;email2=MIHAJLOV%40de.ibm.com&amp;emailreporter1=1&amp;emailreporter2=1&amp;emailtype1=notequals&amp;emailtype2=notequals&amp;f1=short_desc&amp;list_id=1222950&amp;o1=nowordssubstr&amp;product=zFPC&amp;query_format=advanced&amp;v1=%22%5BzKVM%5D%20Exception%20Bugzilla%22&amp;order=component%2Cpriority%2Cbug_severity%2Cbug_status%2Cassigned_to%2Cbug_id&amp;query_based_on=KRONOS-Bug-List-Open" xlink:type="simple">Comp</text:a></text:span><text:span text:style-name="T5"> </text:span></text:p>
              </table:table-cell>
              <table:table-cell table:style-name="ce3">
                <text:p text:style-name="P11"><text:span text:style-name="T5">Summary </text:span></text:p>
              </table:table-cell>
              <table:table-cell>
                <text:p text:style-name="P10"><text:span text:style-name="T5">Status</text:span></text:p>
              </table:table-cell>
              <table:table-cell>
                <text:p text:style-name="P10"><text:span text:style-name="T5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5">1</text:span></text:p>
              </table:table-cell>
              <table:table-cell>
                <text:p><text:span text:style-name="T5">139984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KVM</text:span></text:p>
              </table:table-cell>
              <table:table-cell table:style-name="ce3">
                <text:p text:style-name="P11"><text:span text:style-name="T5">Guests hang when attempting to reboot on Vulcan FP1</text:span></text:p>
              </table:table-cell>
              <table:table-cell>
                <text:p><text:span text:style-name="T5">ASSIGNED</text:span></text:p>
              </table:table-cell>
              <table:table-cell>
                <text:p><text:span text:style-name="T5">- Patch is being tested by the developer.</text:span></text:p>
              </table:table-cell>
            </table:table-row>
            <table:table-row table:style-name="ro3" table:default-cell-style-name="ce7">
              <table:table-cell table:style-name="ce6">
                <text:p text:style-name="P4"><text:span text:style-name="T5">2</text:span></text:p>
              </table:table-cell>
              <table:table-cell>
                <text:p><text:span text:style-name="T5">138613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SDK</text:span></text:p>
              </table:table-cell>
              <table:table-cell table:style-name="ce8">
                <text:p text:style-name="P11"><text:span text:style-name="T5">Customer is not able to install a Fixpack on a system with SDK installed</text:span></text:p>
              </table:table-cell>
              <table:table-cell>
                <text:p><text:span text:style-name="T5">ASSIGNED</text:span></text:p>
              </table:table-cell>
              <table:table-cell table:style-name="ce9">
                <text:p><text:span text:style-name="T5">- Solutions are being discussed.</text:span></text:p>
              </table:table-cell>
            </table:table-row>
            <table:table-row table:style-name="ro4" table:default-cell-style-name="ce5">
              <table:table-cell table:style-name="ce10">
                <text:p text:style-name="P4"><text:span text:style-name="T5">3</text:span></text:p>
              </table:table-cell>
              <table:table-cell>
                <text:p><text:span text:style-name="T5">139772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BaseOS</text:span></text:p>
              </table:table-cell>
              <table:table-cell table:style-name="ce3">
                <text:p text:style-name="P11"><text:span text:style-name="T5">chmem -d crashes a Vulcan FP1 system running in a DPM LPAR</text:span></text:p>
              </table:table-cell>
              <table:table-cell>
                <text:p><text:span text:style-name="T5">ASSIGNED</text:span></text:p>
              </table:table-cell>
              <table:table-cell table:style-name="ce11">
                <text:p><text:span text:style-name="T5">- A test rpm including the patch has been created.</text:span></text:p>
                <text:p><text:span text:style-name="T5"/></text:p>
                <text:p><text:span text:style-name="T5">- Waiting for the reporter to verify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3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6">439 defects excluding 117 HVM defects opened in the Vulcan Bugzilla until </text:span><text:span text:style-name="T6">now.</text:span></text:p>
              </text:list-item>
            </text:list>
          </draw:text-box>
        </draw:frame>
        <draw:frame draw:style-name="gr5" draw:text-style-name="P4" draw:layer="layout" svg:width="21.111cm" svg:height="8.672cm" svg:x="2.487cm" svg:y="5.13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4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4-25T16:47:56.988216746</dc:date>
    <dc:language>en-US</dc:language>
    <meta:editing-cycles>1331</meta:editing-cycles>
    <meta:editing-duration>P19DT13H19M15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675cm" svg:height="8.043cm" xlink:href="." xlink:type="simple" chart:class="chart:bar" chart:style-name="ch1">
        <chart:title svg:x="2.112cm" svg:y="0.043cm" chart:style-name="ch2">
          <text:p>Open Defect by Severity (weekly)</text:p>
        </chart:title>
        <chart:legend svg:x="9.749cm" svg:y="3.172cm" style:legend-expansion="custom" chartooo:width="2.823cm" chartooo:height="2.154cm" style:legend-expansion-aspect-ratio="1.31058495821727" chart:style-name="ch3"/>
        <chart:plot-area chart:style-name="ch4" chart:data-source-has-labels="both" svg:x="0.417cm" svg:y="1.156cm" svg:width="8.837cm" svg:height="7.085cm">
          <chartooo:coordinate-region svg:x="1.038cm" svg:y="1.355cm" svg:width="8.202cm" svg:height="5.841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673cm" xlink:href="." xlink:type="simple" chart:class="chart:bar" chart:style-name="ch1">
        <chart:title svg:x="7.966cm" svg:y="0.391cm" chart:style-name="ch2">
          <text:p>All Defects</text:p>
        </chart:title>
        <chart:legend chart:legend-position="end" svg:x="17.044cm" svg:y="3.029cm" style:legend-expansion="high" chart:style-name="ch3"/>
        <chart:plot-area chart:style-name="ch4" chart:data-source-has-labels="both" svg:x="0.918cm" svg:y="1.29cm" svg:width="15.299cm" svg:height="6.797cm">
          <chartooo:coordinate-region svg:x="1.725cm" svg:y="1.489cm" svg:width="14.492cm" svg:height="5.951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3/0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380">
                <text:p>3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75cm" svg:height="8.679cm" xlink:href="." xlink:type="simple" chart:class="chart:bar" chart:style-name="ch1">
        <chart:title svg:x="2.05cm" svg:y="0.15cm" chart:style-name="ch2">
          <text:p>New and Closed defects (weekly)</text:p>
        </chart:title>
        <chart:legend chart:legend-position="end" svg:x="10.216cm" svg:y="3.856cm" style:legend-expansion="high" chart:style-name="ch3"/>
        <chart:plot-area chart:style-name="ch4" chart:data-source-has-labels="both" svg:x="0.415cm" svg:y="1.314cm" svg:width="9.784cm" svg:height="6.721cm">
          <chartooo:coordinate-region svg:x="1.036cm" svg:y="1.513cm" svg:width="9.163cm" svg:height="5.875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3/0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